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562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8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7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713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279cm"/>
    </style:style>
    <style:style style:name="gr8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co1" style:family="table-column">
      <style:table-column-properties style:column-width="0.988cm" style:use-optimal-column-width="false"/>
    </style:style>
    <style:style style:name="co2" style:family="table-column">
      <style:table-column-properties style:column-width="0.986cm" style:use-optimal-column-width="false"/>
    </style:style>
    <style:style style:name="co3" style:family="table-column">
      <style:table-column-properties style:column-width="0.982cm" style:use-optimal-column-width="false"/>
    </style:style>
    <style:style style:name="co4" style:family="table-column">
      <style:table-column-properties style:column-width="0.992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909cm"/>
    </style:style>
    <style:style style:name="ce1" style:family="table-cell">
      <loext:graphic-properties draw:fill="none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2" style:family="table-cell">
      <loext:graphic-properties draw:fill="none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3" style:family="table-cell">
      <loext:graphic-properties draw:fill="none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4" style:family="table-cell">
      <loext:graphic-properties draw:fill="solid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5" style:family="table-cell">
      <loext:graphic-properties draw:fill="solid" draw:fill-color="#ffff6d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6" style:family="table-cell">
      <loext:graphic-properties draw:fill="none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7" style:family="table-cell">
      <loext:graphic-properties draw:fill="solid" draw:fill-color="#ffff6d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8" style:family="table-cell">
      <loext:graphic-properties draw:fill="none" draw:fill-color="#ff6d6d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9" style:family="table-cell">
      <loext:graphic-properties draw:fill="solid" draw:fill-color="#ff6d6d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10" style:family="table-cell">
      <loext:graphic-properties draw:fill="solid" draw:fill-color="#ffff6d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2.961cm" svg:height="2.78cm" svg:x="8.076cm" svg:y="2.275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49cm" svg:height="3.743cm" svg:x="1.4cm" svg:y="5.462cm">
          <table:table table:template-name="default" table:use-banding-rows-styles="true">
            <table:table-column table:style-name="co1"/>
            <table:table-column table:style-name="co1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1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 table:style-name="ce5">
                <text:p text:style-name="P2"><text:span text:style-name="T1">2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 table:style-name="ce5">
                <text:p text:style-name="P2"><text:span text:style-name="T1">0</text:span></text:p>
              </table:table-cell>
            </table:table-row>
            <table:table-row table:style-name="ro1" table:default-cell-style-name="ce5">
              <table:table-cell table:style-name="ce6"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  <table:table-cell table:style-name="ce7">
                <text:p text:style-name="P2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4cm" svg:height="1.17cm" svg:x="2.495cm" svg:y="9.495cm">
          <draw:text-box>
            <text:p>data_0</text:p>
          </draw:text-box>
        </draw:frame>
        <draw:frame draw:style-name="gr2" draw:text-style-name="P3" draw:layer="layout" svg:width="4.6cm" svg:height="0.962cm" svg:x="7.8cm" svg:y="1.23cm">
          <draw:text-box>
            <text:p>kernel_0_1</text:p>
          </draw:text-box>
        </draw:frame>
        <draw:custom-shape draw:style-name="gr3" draw:text-style-name="P5" draw:layer="layout" svg:width="1.5cm" svg:height="1.4cm" svg:x="15.717cm" svg:y="7.395cm">
          <text:p text:style-name="P4"><text:span text:style-name="T1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3.5cm" svg:height="1.17cm" svg:x="15.617cm" svg:y="6.244cm">
          <draw:text-box>
            <text:p>b_1</text:p>
          </draw:text-box>
        </draw:frame>
        <draw:custom-shape draw:style-name="gr4" draw:text-style-name="P6" draw:layer="layout" svg:width="1.7cm" svg:height="0.4cm" svg:x="5.7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7.6cm" svg:y="6.5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9.4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4.318cm" svg:height="0.4cm" draw:transform="rotate (-1.0471975511966) translate (12.146cm 7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14.5cm" svg:y="10.5cm">
          <text:p text:style-name="P7">加算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16.3cm" svg:y="9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.973cm" svg:height="1.844cm" svg:x="21.161cm" svg:y="10.34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8"/>
              <table:table-cell table:style-name="ce3"/>
            </table:table-row>
            <table:table-row table:style-name="ro2">
              <table:table-cell table:style-name="ce6"/>
              <table:table-cell table:style-name="ce9">
                <text:p text:style-name="P2"><text:span text:style-name="T1">2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" draw:text-style-name="P6" draw:layer="layout" svg:width="1.7cm" svg:height="0.4cm" svg:x="19.001cm" svg:y="11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1.8cm" svg:height="1.105cm" svg:x="21.4cm" svg:y="12.495cm">
          <draw:text-box>
            <text:p>y_1</text:p>
          </draw:text-box>
        </draw:frame>
        <draw:frame draw:style-name="standard" draw:layer="layout" svg:width="2.961cm" svg:height="2.78cm" svg:x="8.072cm" svg:y="10.076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949cm" svg:height="3.743cm" svg:x="1.396cm" svg:y="13.263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 table:style-name="ce3">
                <text:p text:style-name="P2"><text:span text:style-name="T1">3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 table:style-name="ce10">
                <text:p text:style-name="P2"><text:span text:style-name="T1">1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10">
                <text:p text:style-name="P2"><text:span text:style-name="T1">2</text:span></text:p>
              </table:table-cell>
            </table:table-row>
            <table:table-row table:style-name="ro1" table:default-cell-style-name="ce5">
              <table:table-cell table:style-name="ce6">
                <text:p text:style-name="P2"><text:span text:style-name="T1">3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 table:style-name="ce7">
                <text:p text:style-name="P2"><text:span text:style-name="T1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3" draw:layer="layout" svg:width="3.4cm" svg:height="1.17cm" svg:x="2.491cm" svg:y="17.296cm">
          <draw:text-box>
            <text:p>data_1</text:p>
          </draw:text-box>
        </draw:frame>
        <draw:custom-shape draw:style-name="gr4" draw:text-style-name="P6" draw:layer="layout" svg:width="1.7cm" svg:height="0.4cm" svg:x="5.696cm" svg:y="14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7.596cm" svg:y="14.301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9.396cm" svg:y="13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4.318cm" svg:height="0.4cm" draw:transform="rotate (1.0471975511966) translate (11.8cm 15.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4.6cm" svg:height="1.073cm" svg:x="7.8cm" svg:y="8.927cm">
          <draw:text-box>
            <text:p>kernel_1_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</office:styles>
  <office:automatic-styles>
    <style:page-layout style:name="PM0">
      <style:page-layout-properties fo:margin-top="1cm" fo:margin-bottom="1cm" fo:margin-left="1cm" fo:margin-right="1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06T18:54:28.846789209</meta:creation-date>
    <dc:date>2020-10-24T13:10:29.248184159</dc:date>
    <meta:editing-duration>PT36M56S</meta:editing-duration>
    <meta:editing-cycles>23</meta:editing-cycles>
    <meta:generator>LibreOffice/6.3.4.2$MacOSX_X86_64 LibreOffice_project/60da17e045e08f1793c57c00ba83cdfce946d0aa</meta:generator>
    <meta:document-statistic meta:object-count="23"/>
  </office:meta>
</office:document-meta>
</file>